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top" fo:background-color="#FFFFFF" style:shrink-to-fit="tru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3.83116666666667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Disability Type <text:s/>Code</text:p>
          </table:table-cell>
          <table:table-cell office:value-type="string" table:style-name="ce2">
            <text:p>Name <text:s/>of <text:s/>the <text:s/>Disability <text:s/>Type</text:p>
          </table:table-cell>
          <table:table-cell office:value-type="string" table:style-name="ce2">
            <text:p>ICF <text:s/>Type <text:s/>Code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Body <text:s/>Functions</text:p>
          </table:table-cell>
          <table:table-cell office:value-type="string" table:style-name="ce4">
            <text:p>b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style-name="ce4">
            <text:p>Body <text:s/>Structures</text:p>
          </table:table-cell>
          <table:table-cell office:value-type="string" table:style-name="ce4">
            <text:p>s</text:p>
          </table:table-cell>
          <table:table-cell table:number-columns-repeated="16381"/>
        </table:table-row>
        <table:table-row table:style-name="ro1">
          <table:table-cell office:value-type="float" office:value="3" table:style-name="ce3">
            <text:p>03</text:p>
          </table:table-cell>
          <table:table-cell office:value-type="string" table:style-name="ce4">
            <text:p>Activities <text:s/>and <text:s/>Participation</text:p>
          </table:table-cell>
          <table:table-cell office:value-type="string" table:style-name="ce4">
            <text:p>d</text:p>
          </table:table-cell>
          <table:table-cell table:number-columns-repeated="16381"/>
        </table:table-row>
        <table:table-row table:style-name="ro1">
          <table:table-cell office:value-type="float" office:value="4" table:style-name="ce3">
            <text:p>04</text:p>
          </table:table-cell>
          <table:table-cell office:value-type="string" table:style-name="ce4">
            <text:p>Environmental <text:s/>Factors</text:p>
          </table:table-cell>
          <table:table-cell office:value-type="string" table:style-name="ce4">
            <text:p>e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raghav</meta:initial-creator>
    <dc:creator>Apoorva Sharma</dc:creator>
    <meta:creation-date>2020-01-04T08:34:44Z</meta:creation-date>
    <dc:date>2020-04-30T11:06:33Z</dc:date>
    <meta:user-defined meta:name="WorkbookGuid">c809683c-09cf-4c3f-9895-d3d9ab71fe5c</meta:user-defined>
    <meta:user-defined meta:name="ConnectionInfosStorage">WorkbookXmlParts</meta:user-defined>
  </office:meta>
</office:document-meta>
</file>